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" svg:font-family="'Droid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20pt" fo:letter-spacing="normal" fo:font-style="normal" fo:font-weight="normal" style:font-size-asian="20pt" style:font-size-complex="20pt"/>
    </style:style>
    <style:style style:name="P2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size="20pt" fo:font-weight="bold" officeooo:rsid="000b07c9" officeooo:paragraph-rsid="000b07c9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20pt" fo:letter-spacing="normal" fo:font-style="normal" fo:font-weight="bold" officeooo:rsid="000b07c9" officeooo:paragraph-rsid="000b07c9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20pt" fo:letter-spacing="normal" fo:font-style="normal" fo:font-weight="normal" officeooo:rsid="000b07c9" officeooo:paragraph-rsid="000b07c9" style:font-size-asian="20pt" style:font-size-complex="20pt"/>
    </style:style>
    <style:style style:name="P5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20pt" fo:letter-spacing="normal" fo:font-style="normal" fo:font-weight="normal" officeooo:rsid="000b7851" officeooo:paragraph-rsid="000b7851" style:font-size-asian="20pt" style:font-size-complex="20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12.75pt" fo:letter-spacing="normal" fo:font-style="normal" fo:font-weight="normal" officeooo:rsid="000b07c9" officeooo:paragraph-rsid="000b07c9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12.75pt" fo:letter-spacing="normal" fo:font-style="normal" fo:font-weight="normal" officeooo:rsid="000de402" officeooo:paragraph-rsid="000b07c9"/>
    </style:style>
    <style:style style:name="T1" style:family="text">
      <style:text-properties fo:font-variant="normal" fo:text-transform="none" fo:color="#252525" style:font-name="Droid Sans" fo:letter-spacing="normal" fo:font-style="normal"/>
    </style:style>
    <style:style style:name="T2" style:family="text">
      <style:text-properties fo:font-variant="normal" fo:text-transform="none" fo:color="#252525" style:font-name="Droid Sans" fo:letter-spacing="normal" fo:font-style="normal" officeooo:rsid="000b78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1595289949" text:style-name="L1">
        <text:list-item>
          <text:p text:style-name="P3">Installation </text:p>
        </text:list-item>
        <text:list-item>
          <text:p text:style-name="P3">Typing Assamese words</text:p>
          <text:list>
            <text:list-item>
              <text:p text:style-name="P4">Phonetic mode</text:p>
            </text:list-item>
            <text:list-item>
              <text:p text:style-name="P4">Character mode</text:p>
            </text:list-item>
            <text:list-item>
              <text:p text:style-name="P4">Prefix mode</text:p>
            </text:list-item>
          </text:list>
        </text:list-item>
        <text:list-item>
          <text:p text:style-name="P3">Spelling check, word meanings…</text:p>
          <text:list>
            <text:list-item>
              <text:p text:style-name="P4">Meanings</text:p>
            </text:list-item>
            <text:list-item>
              <text:p text:style-name="P4">Synonyms</text:p>
            </text:list-item>
            <text:list-item>
              <text:p text:style-name="P4">Examples</text:p>
            </text:list-item>
            <text:list-item>
              <text:p text:style-name="P4">Official words</text:p>
            </text:list-item>
            <text:list-item>
              <text:p text:style-name="P4">Idioms</text:p>
            </text:list-item>
          </text:list>
        </text:list-item>
        <text:list-item>
          <text:p text:style-name="P3">Writing in social media</text:p>
          <text:list>
            <text:list-item>
              <text:p text:style-name="P5">google search</text:p>
            </text:list-item>
          </text:list>
        </text:list-item>
        <text:list-item>
          <text:p text:style-name="P2"><text:span text:style-name="T1">Saving your work </text:span><text:span text:style-name="T2">in</text:span></text:p>
          <text:list>
            <text:list-item>
              <text:p text:style-name="P4">.pad format</text:p>
            </text:list-item>
            <text:list-item>
              <text:p text:style-name="P4">word document</text:p>
            </text:list-item>
            <text:list-item>
              <text:p text:style-name="P4">Google document</text:p>
            </text:list-item>
          </text:list>
        </text:list-item>
      </text:list>
      <text:p text:style-name="P6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" svg:font-family="'Droid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1:11:17.048253267</meta:creation-date>
    <meta:editing-duration>PT6M51S</meta:editing-duration>
    <meta:editing-cycles>2</meta:editing-cycles>
    <meta:generator>LibreOffice/6.4.4.2$Linux_X86_64 LibreOffice_project/40$Build-2</meta:generator>
    <dc:date>2020-09-16T11:18:03.637520577</dc:date>
    <meta:document-statistic meta:table-count="0" meta:image-count="0" meta:object-count="0" meta:page-count="1" meta:paragraph-count="17" meta:word-count="53" meta:character-count="257" meta:non-whitespace-character-count="237"/>
  </office:meta>
</office:document-meta>
</file>